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3" draw:id="id3" draw:layer="layout" svg:width="2.4cm" svg:height="1.7cm" svg:x="11.9cm" svg:y="8.4cm">
          <text:p text:style-name="P1"><text:span text:style-name="T1">Waiting</text:span></text:p>
          <text:p text:style-name="P1"><text:span text:style-name="T1">SyncRep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0.407cm" svg:y1="9.325cm" svg:x2="2.6cm" svg:y2="9.25cm" draw:end-shape="id1" draw:end-glue-point="3" svg:d="m407 9325 2193-75" svg:viewBox="0 0 2194 76">
          <text:p/>
        </draw:connector>
        <draw:connector draw:style-name="gr3" draw:text-style-name="P3" draw:layer="layout" draw:type="line" svg:x1="8.7cm" svg:y1="9.25cm" svg:x2="11.9cm" svg:y2="9.25cm" draw:start-shape="id2" draw:start-glue-point="1" draw:end-shape="id3" svg:d="m8700 9250h3200" svg:viewBox="0 0 3201 1">
          <text:p text:style-name="P1"><text:span text:style-name="T2">Timer</text:span></text:p>
          <text:p text:style-name="P1"><text:span text:style-name="T2">triggered</text:span></text:p>
        </draw:connector>
        <draw:connector draw:style-name="gr3" draw:text-style-name="P4" draw:layer="layout" draw:type="line" svg:x1="14.3cm" svg:y1="9.25cm" svg:x2="21.6cm" svg:y2="9.15cm" draw:start-shape="id3" draw:start-glue-point="1" draw:end-shape="id4" svg:d="m14300 9250 7300-100" svg:viewBox="0 0 7301 101">
          <text:p text:style-name="P1"><text:span text:style-name="T3">SyncReply,</text:span></text:p>
          <text:p text:style-name="P1"><text:span text:style-name="T3">Output active</text:span></text:p>
        </draw:connector>
        <draw:custom-shape draw:style-name="gr4" draw:text-style-name="P3" draw:layer="layout" svg:width="2.2cm" svg:height="0.9cm" svg:x="9.8cm" svg:y="7.9cm">
          <text:p text:style-name="P1"><text:span text:style-name="T2">Send </text:span></text:p>
          <text:p text:style-name="P1"><text:span text:style-name="T2">Sync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4cm" svg:height="1.7cm" svg:x="21.6cm" svg:y="8.3cm">
          <draw:glue-point draw:id="4" svg:x="2.916cm" svg:y="5cm"/>
          <text:p text:style-name="P1"><text:span text:style-name="T1">Waiting</text:span></text:p>
          <text:p text:style-name="P1"><text:span text:style-name="T1">Frame</text:span></text:p>
          <text:p text:style-name="P1"><text:span text:style-name="T1">s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1.9cm" svg:height="1.5cm" svg:x="19.5cm" svg:y="2.3cm">
          <text:p text:style-name="P1"><text:span text:style-name="T1">Waiting</text:span></text:p>
          <text:p text:style-name="P1"><text:span text:style-name="T1">Frame</text:span></text:p>
          <text:p text:style-name="P1"><text:span text:style-name="T1">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22.8cm" svg:y1="8.3cm" svg:x2="20.45cm" svg:y2="3.8cm" draw:start-shape="id4" draw:start-glue-point="0" draw:end-shape="id5" draw:end-glue-point="2" svg:d="m22800 8300-2350-4500" svg:viewBox="0 0 2351 4501">
          <text:p text:style-name="P1"><text:span text:style-name="T2">Frame sent </text:span></text:p>
          <text:p text:style-name="P1"><text:span text:style-name="T2">Too many inflight</text:span></text:p>
          <text:p text:style-name="P1"><text:span text:style-name="T2">frames</text:span></text:p>
        </draw:connector>
        <draw:connector draw:style-name="gr5" draw:text-style-name="P3" draw:layer="layout" draw:type="line" svg:x1="19.5cm" svg:y1="3.05cm" svg:x2="7.756cm" svg:y2="3.047cm" draw:start-shape="id5" draw:end-shape="id6" draw:end-glue-point="2" svg:d="m19500 3050-11744-3" svg:viewBox="0 0 11745 4">
          <text:p text:style-name="P1"><text:span text:style-name="T2"/></text:p>
          <text:p text:style-name="P1"><text:span text:style-name="T2">Ack received</text:span></text:p>
        </draw:connector>
        <draw:connector draw:style-name="gr2" draw:text-style-name="P1" xml:id="id6" draw:id="id6" draw:layer="layout" draw:type="line" svg:x1="7.756cm" svg:y1="3.047cm" svg:x2="7.75cm" svg:y2="8.5cm" draw:end-shape="id2" svg:d="m7756 3047-6 5453" svg:viewBox="0 0 7 5454">
          <text:p/>
        </draw:connector>
        <draw:custom-shape draw:style-name="gr1" draw:text-style-name="P2" draw:layer="layout" svg:width="1.3cm" svg:height="0.7cm" svg:x="0.484cm" svg:y="1.545cm">
          <text:p text:style-name="P1"><text:span text:style-name="T1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1.9cm" svg:height="1.5cm" svg:x="6.8cm" svg:y="8.5cm">
          <text:p text:style-name="P1"><text:span text:style-name="T1">Waiting</text:span></text:p>
          <text:p text:style-name="P1"><text:span text:style-name="T1">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4cm" svg:height="0.7cm" svg:x="0.384cm" svg:y="2.445cm">
          <text:p text:style-name="P1"><text:span text:style-name="T2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6cm" svg:height="0.645cm" svg:x="0.484cm" svg:y="0.8cm">
          <draw:text-box>
            <text:p><text:span text:style-name="T2">signal</text:span></text:p>
          </draw:text-box>
        </draw:frame>
        <draw:custom-shape draw:style-name="gr1" draw:text-style-name="P2" xml:id="id1" draw:id="id1" draw:layer="layout" svg:width="1.9cm" svg:height="1.5cm" svg:x="2.6cm" svg:y="8.5cm">
          <text:p text:style-name="P1"><text:span text:style-name="T1">Waiting</text:span></text:p>
          <text:p text:style-name="P1"><text:span text:style-name="T1">back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4.5cm" svg:y1="9.25cm" svg:x2="6.8cm" svg:y2="9.25cm" draw:start-shape="id1" draw:start-glue-point="1" draw:end-shape="id2" draw:end-glue-point="3" svg:d="m4500 9250h2300" svg:viewBox="0 0 2301 1">
          <text:p text:style-name="P1"><text:span text:style-name="T2">Backend</text:span></text:p>
          <text:p text:style-name="P1"><text:span text:style-name="T2">ready</text:span></text:p>
        </draw:connector>
        <draw:custom-shape draw:style-name="gr1" draw:text-style-name="P3" xml:id="id7" draw:id="id7" draw:layer="layout" svg:width="2.2cm" svg:height="1.7cm" svg:x="17.4cm" svg:y="4.6cm">
          <text:p text:style-name="P1"><text:span text:style-name="T2">Waiting</text:span></text:p>
          <text:p text:style-name="P1"><text:span text:style-name="T2">Active 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9.5cm" svg:y1="3.05cm" svg:x2="13.1cm" svg:y2="8.4cm" draw:start-shape="id5" draw:start-glue-point="3" draw:end-shape="id3" draw:end-glue-point="0" svg:d="m19500 3050c-4267 0-6400 1783-6400 5350" svg:viewBox="0 0 6401 5351">
          <text:p/>
        </draw:connector>
        <draw:frame draw:style-name="gr6" draw:layer="layout" svg:width="4.117cm" svg:height="1.039cm" svg:x="11.583cm" svg:y="4.461cm">
          <draw:text-box>
            <text:p text:style-name="P1"><text:span text:style-name="T2">Ack received</text:span></text:p>
            <text:p text:style-name="P1"><text:span text:style-name="T2">Timer already triggered</text:span></text:p>
          </draw:text-box>
        </draw:frame>
        <draw:connector draw:style-name="gr2" draw:text-style-name="P4" draw:layer="layout" draw:type="curve" svg:x1="14.3cm" svg:y1="9.25cm" svg:x2="18.5cm" svg:y2="6.3cm" draw:start-shape="id3" draw:start-glue-point="1" draw:end-shape="id7" draw:end-glue-point="2" svg:d="m14300 9250c2800 0 4200-983 4200-2950" svg:viewBox="0 0 4201 2951">
          <text:p/>
        </draw:connector>
        <draw:connector draw:style-name="gr2" draw:text-style-name="P4" draw:layer="layout" draw:type="curve" svg:x1="17.4cm" svg:y1="5.45cm" svg:x2="13.1cm" svg:y2="8.4cm" draw:start-shape="id7" draw:start-glue-point="3" draw:end-shape="id3" draw:end-glue-point="0" svg:d="m17400 5450c-2867 0-4300 983-4300 2950" svg:viewBox="0 0 4301 2951">
          <text:p/>
        </draw:connector>
        <draw:connector draw:style-name="gr3" draw:text-style-name="P4" draw:layer="layout" draw:type="curve" svg:x1="22.8cm" svg:y1="10cm" svg:x2="7.75cm" svg:y2="10cm" draw:start-shape="id4" draw:start-glue-point="2" draw:end-shape="id2" draw:end-glue-point="2" svg:d="m22800 10000c0 753-15050 753-15050 0" svg:viewBox="0 0 15051 566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Frame sent</text:span></text:p>
          <text:p text:style-name="P1"><text:span text:style-name="T3">No ack to wait</text:span></text:p>
        </draw:connector>
        <draw:custom-shape draw:style-name="gr4" draw:text-style-name="P4" draw:layer="layout" svg:width="1.7cm" svg:height="0.8cm" svg:x="19.1cm" svg:y="8.8cm">
          <text:p text:style-name="P1"><text:span text:style-name="T3">Build and </text:span></text:p>
          <text:p text:style-name="P1"><text:span text:style-name="T3">Send 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9cm" svg:height="0.9cm" svg:x="12.5cm" svg:y="6.2cm">
          <text:p text:style-name="P1"><text:span text:style-name="T3">Send </text:span></text:p>
          <text:p text:style-name="P1"><text:span text:style-name="T3">SyncRequ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layer="layout" svg:width="1.641cm" svg:height="0.963cm" svg:x="14.9cm" svg:y="5.4cm">
          <draw:text-box>
            <text:p text:style-name="P1"><text:span text:style-name="T3">Output</text:span></text:p>
            <text:p text:style-name="P1"><text:span text:style-name="T3">enabled</text:span></text:p>
          </draw:text-box>
        </draw:frame>
        <draw:frame draw:style-name="gr7" draw:text-style-name="P1" draw:layer="layout" svg:width="2.741cm" svg:height="0.963cm" svg:x="15.7cm" svg:y="7.037cm">
          <draw:text-box>
            <text:p text:style-name="P1"><text:span text:style-name="T3">SyncReply</text:span></text:p>
            <text:p text:style-name="P1"><text:span text:style-name="T3">Output disabled</text:span></text:p>
          </draw:text-box>
        </draw:frame>
        <draw:connector draw:style-name="gr2" draw:text-style-name="P1" draw:layer="layout" draw:type="curve" draw:line-skew="1.078cm" svg:x1="24cm" svg:y1="9.15cm" svg:x2="23.499cm" svg:y2="10cm" draw:start-shape="id4" draw:start-glue-point="1" draw:end-shape="id4" draw:end-glue-point="4" svg:d="m24000 9150c2370 0 1975 676 1258 1077s-1759 526-1759-227" svg:viewBox="0 0 2312 1398">
          <text:p/>
        </draw:connector>
        <draw:custom-shape draw:style-name="gr4" draw:text-style-name="P4" draw:layer="layout" svg:width="1.9cm" svg:height="0.8cm" svg:x="25cm" svg:y="8.9cm">
          <text:p text:style-name="P1"><text:span text:style-name="T3">Drain output</text:span></text:p>
          <text:p text:style-name="P1"><text:span text:style-name="T3">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3-09-26T22:57:29</meta:creation-date>
    <dc:date>2014-07-14T16:59:27</dc:date>
    <dc:creator>david </dc:creator>
    <meta:editing-duration>PT15H46M32S</meta:editing-duration>
    <meta:editing-cycles>20</meta:editing-cycles>
    <meta:generator>LibreOffice/4.0.2.2$Linux_X86_64 LibreOffice_project/400m0$Build-2</meta:generator>
    <meta:document-statistic meta:object-count="28"/>
  </office:meta>
</office:document-meta>
</file>